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9a063" officeooo:paragraph-rsid="0009a06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ING PERFORMANCE</text:p>
      <text:p text:style-name="P1"/>
      <text:p text:style-name="P1">Performance of prediction using the residue-trained model:</text:p>
      <text:p text:style-name="P1"/>
      <text:p text:style-name="P1">Confusion matrix, without normalization</text:p>
      <text:p text:style-name="P1">[[19823 <text:s/>1781]</text:p>
      <text:p text:style-name="P1"><text:s/>[ 3093 <text:s/>2623]]</text:p>
      <text:p text:style-name="P1">Normalized confusion matrix</text:p>
      <text:p text:style-name="P1">[[ 0.91756156 <text:s/>0.08243844]</text:p>
      <text:p text:style-name="P1"><text:s/>[ 0.54111267 <text:s/>0.45888733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87 <text:s text:c="5"/>0.92 <text:s text:c="5"/>0.89 <text:s text:c="4"/>21604</text:p>
      <text:p text:style-name="P1">Class 1 == beta barrel <text:s text:c="6"/>0.60 <text:s text:c="5"/>0.46 <text:s text:c="5"/>0.52 <text:s text:c="5"/>5716</text:p>
      <text:p text:style-name="P1"/>
      <text:p text:style-name="P1"><text:s text:c="11"/>avg / total <text:s text:c="6"/>0.81 <text:s text:c="5"/>0.82 <text:s text:c="5"/>0.81 <text:s text:c="4"/>27320</text:p>
      <text:p text:style-name="P1"/>
      <text:p text:style-name="P1">The accuracy is: 0.8216</text:p>
      <text:p text:style-name="P1"/>
      <text:p text:style-name="P1">Performance of prediction using the PSSM-trained model:</text:p>
      <text:p text:style-name="P1"/>
      <text:p text:style-name="P1">Confusion matrix, without normalization</text:p>
      <text:p text:style-name="P1">[[924 337]</text:p>
      <text:p text:style-name="P1"><text:s/>[101 121]]</text:p>
      <text:p text:style-name="P1">Normalized confusion matrix</text:p>
      <text:p text:style-name="P1">[[ 0.73275178 <text:s/>0.26724822]</text:p>
      <text:p text:style-name="P1"><text:s/>[ 0.45495495 <text:s/>0.54504505]]</text:p>
      <text:p text:style-name="P1"><text:s text:c="24"/>precision <text:s text:c="3"/>recall <text:s/>f1-score <text:s text:c="2"/>support</text:p>
      <text:p text:style-name="P1"/>
      <text:p text:style-name="P1"><text:s text:c="3"/>Class 0 == globular <text:s text:c="6"/>0.90 <text:s text:c="5"/>0.73 <text:s text:c="5"/>0.81 <text:s text:c="5"/>1261</text:p>
      <text:p text:style-name="P1">Class 1 == beta barrel <text:s text:c="6"/>0.26 <text:s text:c="5"/>0.55 <text:s text:c="5"/>0.36 <text:s text:c="6"/>222</text:p>
      <text:p text:style-name="P1"/>
      <text:p text:style-name="P1"><text:s text:c="11"/>avg / total <text:s text:c="6"/>0.81 <text:s text:c="5"/>0.70 <text:s text:c="5"/>0.74 <text:s text:c="5"/>1483</text:p>
      <text:p text:style-name="P1"/>
      <text:p text:style-name="P1">The accuracy is: 0.7047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12:49:09.626649481</meta:creation-date>
    <dc:date>2018-03-14T12:51:47.156223137</dc:date>
    <meta:editing-duration>PT2M38S</meta:editing-duration>
    <meta:editing-cycles>1</meta:editing-cycles>
    <meta:document-statistic meta:table-count="0" meta:image-count="0" meta:object-count="0" meta:page-count="1" meta:paragraph-count="25" meta:word-count="115" meta:character-count="970" meta:non-whitespace-character-count="657"/>
    <meta:generator>LibreOffice/5.1.6.2$Linux_X86_64 LibreOffice_project/10m0$Build-2</meta:generator>
  </office:meta>
</office:document-meta>
</file>